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CC0000008A08B280E6F1EE419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996cm" style:rel-column-width="5100*"/>
    </style:style>
    <style:style style:name="Table1.B" style:family="table-column">
      <style:table-column-properties style:column-width="8.005cm" style:rel-column-width="4538*"/>
    </style:style>
    <style:style style:name="Table1.1" style:family="table-row">
      <style:table-row-properties style:min-row-height="6.8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5da8" officeooo:paragraph-rsid="001d5da8"/>
    </style:style>
    <style:style style:name="P2" style:family="paragraph" style:parent-style-name="Table_20_Contents">
      <style:text-properties fo:font-size="16pt" fo:font-weight="bold" officeooo:rsid="001d5da8" officeooo:paragraph-rsid="001d5da8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bitmap" draw:fill-color="#729fcf" draw:fill-image-name="msFillBitmap_20_1" style:repeat="stretch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5da8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bitmap" draw:fill-color="#729fcf" draw:fill-image-name="msFillBitmap_20_1" style:repeat="stretch" draw:textarea-horizontal-align="justify" draw:textarea-vertical-align="top" draw:auto-grow-height="false" draw:fit-to-size="false" style:shrink-to-fit="false" fo:min-height="4.946cm" fo:min-width="7.975cm" fo:padding-top="0.125cm" fo:padding-bottom="0.125cm" fo:padding-left="0.25cm" fo:padding-right="0.25cm" fo:wrap-option="wrap" draw:shadow="hidden" draw:shadow-offset-x="0.199cm" draw:shadow-offset-y="0.199cm" draw:shadow-color="#808080" fo:clip="rect(0cm, 0cm, 0cm, 0cm)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bitmap" draw:fill-color="#729fcf" draw:fill-image-name="msFillBitmap_20_1" style:repeat="stretch" draw:textarea-horizontal-align="justify" draw:textarea-vertical-align="top" draw:auto-grow-height="false" draw:fit-to-size="false" style:shrink-to-fit="false" fo:min-height="4.946cm" fo:min-width="7.156cm" fo:padding-top="0.125cm" fo:padding-bottom="0.125cm" fo:padding-left="0.25cm" fo:padding-right="0.25cm" fo:wrap-option="wrap" draw:shadow="hidden" draw:shadow-offset-x="0.199cm" draw:shadow-offset-y="0.199cm" draw:shadow-color="#808080" fo:clip="rect(0cm, 0cm, 0cm, 0cm)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CustomShape 1" draw:style-name="gr1" draw:text-style-name="P4" svg:width="8.474cm" svg:height="5.195cm" svg:x="-0.96cm" svg:y="-1.418cm"><text:p text:style-name="P3"><text:span text:style-name="T2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1">1<text:tab/>2<text:tab/>3<text:tab/>4<text:tab/>5</text:span></text:p>
      <text:p text:style-name="Standard"/>
      <text:p text:style-name="P1">1<text:tab/>0<text:tab/>0<text:tab/>1<text:tab/>0<text:tab/>1</text:p>
      <text:p text:style-name="P1"/>
      <text:p text:style-name="P1">2<text:tab/>1<text:tab/>0<text:tab/>1<text:tab/>1<text:tab/>0</text:p>
      <text:p text:style-name="P1"/>
      <text:p text:style-name="P1">3<text:tab/>0<text:tab/>0<text:tab/>0<text:tab/>1<text:tab/>0</text:p>
      <text:p text:style-name="P1"/>
      <text:p text:style-name="P1">4<text:tab/>0<text:tab/>0<text:tab/>0<text:tab/>0<text:tab/>1</text:p>
      <text:p text:style-name="P1"/>
      <text:p text:style-name="P1">5<text:tab/>0<text:tab/>0<text:tab/>0<text:tab/>0<text:tab/>0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custom-shape text:anchor-type="paragraph" draw:z-index="1" draw:name="CustomShape 1" draw:style-name="gr2" draw:text-style-name="P4" svg:width="7.656cm" svg:height="5.195cm" svg:x="0.531cm" svg:y="1.445cm"><text:p text:style-name="P3"><text:span text:style-name="T2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  <table:table-cell table:style-name="Table1.B1" office:value-type="string">
            <text:p text:style-name="P2"/>
            <text:p text:style-name="P2">1 -&gt; 3 -&gt; <text:s/>5</text:p>
            <text:p text:style-name="P2"/>
            <text:p text:style-name="P2">2 -&gt;1 -&gt;3 -&gt;4</text:p>
            <text:p text:style-name="P2"/>
            <text:p text:style-name="P2">3 -&gt;4</text:p>
            <text:p text:style-name="P2"/>
            <text:p text:style-name="P2">4 -&gt;5</text:p>
            <text:p text:style-name="P2"/>
            <text:p text:style-name="P2">5 -&gt;NUL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CC0000008A08B280E6F1EE419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8T14:02:55.922783650</meta:creation-date>
    <dc:date>2021-09-18T14:19:59.305993628</dc:date>
    <meta:editing-duration>PT17M8S</meta:editing-duration>
    <meta:editing-cycles>1</meta:editing-cycles>
    <meta:document-statistic meta:table-count="1" meta:image-count="0" meta:object-count="0" meta:page-count="1" meta:paragraph-count="11" meta:word-count="50" meta:character-count="108" meta:non-whitespace-character-count="67"/>
    <meta:generator>LibreOffice/6.0.7.3$Linux_X86_64 LibreOffice_project/00m0$Build-3</meta:generator>
  </office:meta>
</office:document-meta>
</file>